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Tibetan Machine Uni" svg:font-family="'Tibetan Machine Uni'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4244in" fo:break-before="auto" style:use-optimal-row-height="fals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4346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4555in" fo:break-before="auto" style:use-optimal-row-height="false"/>
    </style:style>
    <style:style style:name="ro7" style:family="table-row">
      <style:table-row-properties style:row-height="0.4146in" fo:break-before="auto" style:use-optimal-row-height="false"/>
    </style:style>
    <style:style style:name="ro8" style:family="table-row">
      <style:table-row-properties style:row-height="0.4764in" fo:break-before="auto" style:use-optimal-row-height="false"/>
    </style:style>
    <style:style style:name="ro9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4453in" fo:break-before="auto" style:use-optimal-row-height="fals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5075in" fo:break-before="auto" style:use-optimal-row-height="false"/>
    </style:style>
    <style:style style:name="ro13" style:family="table-row">
      <style:table-row-properties style:row-height="0.5181in" fo:break-before="auto" style:use-optimal-row-height="false"/>
    </style:style>
    <style:style style:name="ro14" style:family="table-row">
      <style:table-row-properties style:row-height="0.4866in" fo:break-before="auto" style:use-optimal-row-height="false"/>
    </style:style>
    <style:style style:name="ro15" style:family="table-row">
      <style:table-row-properties style:row-height="0.4661in" fo:break-before="auto" style:use-optimal-row-height="false"/>
    </style:style>
    <style:style style:name="ro16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5283in" fo:break-before="auto" style:use-optimal-row-height="false"/>
    </style:style>
    <style:style style:name="ro20" style:family="table-row">
      <style:table-row-properties style:row-height="0.5693in" fo:break-before="auto" style:use-optimal-row-height="false"/>
    </style:style>
    <style:style style:name="ro21" style:family="table-row">
      <style:table-row-properties style:row-height="0.6528in" fo:break-before="auto" style:use-optimal-row-height="false"/>
    </style:style>
    <style:style style:name="ro22" style:family="table-row">
      <style:table-row-properties style:row-height="0.6937in" fo:break-before="auto" style:use-optimal-row-height="false"/>
    </style:style>
    <style:style style:name="ro23" style:family="table-row">
      <style:table-row-properties style:row-height="0.5902in" fo:break-before="auto" style:use-optimal-row-height="false"/>
    </style:style>
    <style:style style:name="ro24" style:family="table-row">
      <style:table-row-properties style:row-height="0.5492in" fo:break-before="auto" style:use-optimal-row-height="false"/>
    </style:style>
    <style:style style:name="ro25" style:family="table-row">
      <style:table-row-properties style:row-height="0.5799in" fo:break-before="auto" style:use-optimal-row-height="false"/>
    </style:style>
    <style:style style:name="ro26" style:family="table-row">
      <style:table-row-properties style:row-height="0.7252in" fo:break-before="auto" style:use-optimal-row-height="false"/>
    </style:style>
    <style:style style:name="ro27" style:family="table-row">
      <style:table-row-properties style:row-height="0.6008in" fo:break-before="auto" style:use-optimal-row-height="false"/>
    </style:style>
    <style:style style:name="ro28" style:family="table-row">
      <style:table-row-properties style:row-height="0.5591in" fo:break-before="auto" style:use-optimal-row-height="false"/>
    </style:style>
    <style:style style:name="ro29" style:family="table-row">
      <style:table-row-properties style:row-height="0.539in" fo:break-before="auto" style:use-optimal-row-height="false"/>
    </style:style>
    <style:style style:name="ro30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betan Machine Uni" fo:font-size="14pt" style:font-name-asian="Tibetan Machine Uni" style:font-size-asian="14pt" style:font-name-complex="Tibetan Machine Uni" style:font-size-complex="14pt"/>
    </style:style>
    <style:style style:name="ce2" style:family="table-cell" style:parent-style-name="Default">
      <style:text-properties style:font-name="Tibetan Machine Uni" fo:font-size="14pt" fo:font-weight="bold" style:font-name-asian="Tibetan Machine Uni" style:font-size-asian="14pt" style:font-weight-asian="bold" style:font-name-complex="Tibetan Machine Uni" style:font-size-complex="14pt"/>
    </style:style>
    <style:style style:name="ce3" style:family="table-cell" style:parent-style-name="Default">
      <style:text-properties style:font-name="Tibetan Machine Uni" fo:font-size="14pt" fo:language="en" fo:country="US" style:font-name-asian="Tibetan Machine Uni" style:font-size-asian="14pt" style:language-asian="none" style:country-asian="none" style:font-name-complex="Tibetan Machine Uni" style:font-size-complex="14pt" style:language-complex="he" style:country-complex="IL"/>
    </style:style>
  </office:automatic-styles>
  <office:body>
    <office:spreadsheet>
      <table:table table:name="ལེབ་གྲངས།1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ཀྲིག་ཀྱི་སྦེ་། (བྱ་ཁྱད) ཏན་ཏན་སྦེ། ཆུ་ཚོད་ ༥ ལུ་ཀྲིག་ཀྲི་སྦེ་ལྷོད་འོང་།</text:p>
          </table:table-cell>
        </table:table-row>
        <table:table-row table:style-name="ro1">
          <table:table-cell table:style-name="ce1" office:value-type="string">
            <text:p>ཀྲིག་ཀྲི། (མིང་དང་མིང་ཁྱད་) ཏན་ཏན། ངེས་བདེན། ཆུ་ཚོད་ ༥ ལུ་ཀྲིཀ་ཀྲི་ཤོག།</text:p>
          </table:table-cell>
        </table:table-row>
        <table:table-row table:style-name="ro2">
          <table:table-cell table:style-name="ce2" office:value-type="string">
            <text:p>ཀྲེག་ཆས། (མིང་) ཡི་གུ་ཀྲེག་ནིའི་ཅ་ཆས། ཡི་གུ་འཛོལ་བ་ཅིན་ཀྲེག་ཆས་ཀྲེག་སྟོ་འོག་འབྲི་དགོ།</text:p>
          </table:table-cell>
        </table:table-row>
        <table:table-row table:style-name="ro3">
          <table:table-cell table:style-name="ce2" office:value-type="string">
            <text:p>Random</text:p>
          </table:table-cell>
        </table:table-row>
        <table:table-row table:style-name="ro4">
          <table:table-cell table:style-name="ce2" office:value-type="string">
            <text:p>སྐར་ཁྱིམ། (མིང་) རྒྱུ་སྐར་གྱི་ཚོགས། སྐར་ཁྱིམ་འདི་གཟའ་མིག་དམར་དང་ཕུར་བུའི་བར་ན་གནས་ཏེ་ཡོད།</text:p>
          </table:table-cell>
        </table:table-row>
        <table:table-row table:style-name="ro5">
          <table:table-cell table:style-name="ce1" office:value-type="string">
            <text:p>སྐྱུར་རྫས། (མིང་) <text:s/>བྲོ་བོ་སྐྱུརཔོ་འབད་མི་རྫས་ཚུ། བཞེས་སྒོ་ནང་ལུ་སྐྱུར་རྫས་མང་མ་དྲགས། <text:s/></text:p>
          </table:table-cell>
        </table:table-row>
        <table:table-row table:style-name="ro6">
          <table:table-cell table:style-name="ce1" office:value-type="string">
            <text:p>སྐྱོ་སྐྱོཝ། (མིང་ཁྱད) བྱང་ཉེས། ཚགས་ཁར་མ་ཚུདཔ། ཁྱོད་ཕོ་སྐྱེས་སྐྱོ་སྐྱོཝ་ཨིན་མས།</text:p>
          </table:table-cell>
        </table:table-row>
        <table:table-row table:style-name="ro7">
          <table:table-cell table:style-name="ce1" office:value-type="string">
            <text:p>སྐྱོན་བརྗོད། (མིང་) <text:s/>སྐྱོན་བཏགས་ནི་དང་ ཉེས་ཁ་བཀལ་བའི་དོན། རོགས་ལུ་སྐྱོན་བརྗོད་འབད་ནི་མི་འོང་།</text:p>
          </table:table-cell>
        </table:table-row>
        <table:table-row table:style-name="ro8">
          <table:table-cell table:style-name="ce2" office:value-type="string">
            <text:p>བསྐུལ་བསྒྲགས། (མིང་) མི་མང་ལས་རྒྱབ་སྐྱོར་ལེན་ནི་དང་ མི་མང་ལུ་གོ་བརྡ་སྤེལ་ནིའི་རྡ་བསྐུལ། སྲིད་དོན་ཚོགས་པ་ཚུ་གིས་ བསྐུལ་བསྒྲགས་འགོ་འདྲེན་འཐབ་འོང་།</text:p>
          </table:table-cell>
        </table:table-row>
        <table:table-row table:style-name="ro8">
          <table:table-cell table:style-name="ce1" office:value-type="string">
            <text:p>ཁ་ཉེས་འདུ་མི། <text:s/>(མིང་) གཞན་གྱིས་ཁ་བཏང་སའི་ཡུལ། རྫུན་པ་མེད་པར་ ཁ་ཉེས་འདུ་མི་ཚུགས། </text:p>
          </table:table-cell>
        </table:table-row>
        <table:table-row table:style-name="ro9">
          <table:table-cell table:style-name="ce2" office:value-type="string">
            <text:p>ཁ་སྙོམས། (མིང་) གཅིག་ལས་འཕྱི་སྟེ་གཅིག་གུ་བཀལ་ཏེ་སྙོམས་པའི་དོན། རྩིས་ཁ་སྙོམས་དགོཔ་ཡོད་ཟེར་དོ་བཟུམ།</text:p>
          </table:table-cell>
        </table:table-row>
        <table:table-row table:style-name="ro10">
          <table:table-cell table:style-name="ce1" office:value-type="string">
            <text:p>ཁ་བཟེད་ནི། (བྱ་ཚིག་) ཁས་ལེན་ནི། བཏུབ་ཟེར་སླབ་ནི། ང་མོ་དང་གཉེན་བརྐྱབ་ནི་སྦེ་ཁ་བཟེད་ཅི།</text:p>
          </table:table-cell>
        </table:table-row>
        <table:table-row table:style-name="ro10">
          <table:table-cell table:style-name="ce1" office:value-type="string">
            <text:p>ཁ་སྲུང་། (མིང་) མ་ཟ་བའི་དོན། ང་ཕག་ཤ་ཁ་སྲུངམ་ཨིན།</text:p>
          </table:table-cell>
        </table:table-row>
        <table:table-row table:style-name="ro10">
          <table:table-cell table:style-name="ce2" office:value-type="string">
            <text:p>ཁེ་དབང་། (མིང་) གོ་གནས་སམ་ལཱ་འགན་ལུ་བརྟེན་པའི་ཐོབ་དབང་། སྐུ་འཁོར་ཚུ་ལུ་ དམིགས་བསལ་གྱི་ཁེ་དབང་འཐོབ་དགོ།</text:p>
          </table:table-cell>
        </table:table-row>
        <table:table-row table:style-name="ro11">
          <table:table-cell table:style-name="ce2" office:value-type="string">
            <text:p>ཁྲག་ཉུང་ནད། (མིང་) ཁྲམ་ཉམས་པའི་ནད། ཁྲག་ཉུང་ནད་ཟེར་མི་འདི་གཟུགས་ཁར་ཁྲག་ལངམ་མེད་མི་ལུ་སླབཨིན།</text:p>
          </table:table-cell>
        </table:table-row>
        <table:table-row table:style-name="ro1">
          <table:table-cell table:style-name="ce1" office:value-type="string">
            <text:p>ཁྲིར་ཕེབས། (མིང་) ཁྲི་ཁར་བྱོན་པའི་དོན། རྒྱལཔོ་ཁྲིར་ཕེབས་ཀྱི་དགའ་སྟོན་བརྩི་སྲུང་ཞུ་དོ།</text:p>
          </table:table-cell>
        </table:table-row>
        <table:table-row table:style-name="ro12">
          <table:table-cell table:style-name="ce2" office:value-type="string">
            <text:p>ཁྲོམ་སྡེ། (མིང་) གྲོང་སྡེ། ཁྲོམ་ཚོགས། ཐིམ་ཕུ་འདི་འབྲུག་གི་ཁྲོམ་སྡེ་སྦོམ་ཤོས་ཨིན།</text:p>
          </table:table-cell>
        </table:table-row>
        <table:table-row table:style-name="ro10">
          <table:table-cell table:style-name="ce2" office:value-type="string">
            <text:p>ཁྲོམ་དཔོན། (མིང་) ཁྲོམ་སྡེའི་འགོ་དཔོན། གྲོང་སྡེ་གཅིག་གི་འགོ་འཛིན། ཁྲོམ་ཁར་ཁྱིམ་བརྐྱབ་ནི་གི་གནང་བ་ཁྲོམ་དཔོན་ལས་ཞུ་དགོ།</text:p>
          </table:table-cell>
        </table:table-row>
        <table:table-row table:style-name="ro5">
          <table:table-cell table:style-name="ce2" office:value-type="string">
            <text:p>མཁའ་སྐྱོདཔ། (མིང་) གནམ་མཁར་ཕུར་མི། མཁའ་འགྲུལཔ། མཁའ་སྐྱོདཔ་ཚུ་གིས་ཟླ་བའི་ནང་ལུ་ཡང་འཛུལ་ནུག།</text:p>
          </table:table-cell>
        </table:table-row>
        <table:table-row table:style-name="ro13">
          <table:table-cell table:style-name="ce2" office:value-type="string">
            <text:p>མཁའ་འགྲེམ། (མིང་) གནམ་གྲུའི་ཐོག་ལས་སྐྱེལ་བའི་ཡིག་རིགས། </text:p>
          </table:table-cell>
        </table:table-row>
        <table:table-row table:style-name="ro5">
          <table:table-cell table:style-name="ce2" office:value-type="string">
            <text:p>མཁའ་ནད། (མིང་) གནམ་དུག། གནམ་གྲུ་ནང་འགྱོཝ་ད་གཟུགས་ཁམས་མ་བདེ་བའི་ནད་གཞི། མཁའ་ནད་ཐོབ་སྟེ་ཁ་ལས་བསྐྱུག།</text:p>
          </table:table-cell>
        </table:table-row>
        <table:table-row table:style-name="ro3">
          <table:table-cell table:style-name="ce2" office:value-type="string">
            <text:p>འཁྲབ་རྩེདཔ། (མིང་) གློག་བརྙན་དང་འཁྲབ་སྟོན་ཚུ་ནང་རྩེ་མི་ཕོ་སྐྱེས། ང་གིས་འཁྲབ་རྩེདཔ་དྲག་ཤོས་ཀྱི་གསོལ་རས་ཐོབ་ཅི།</text:p>
          </table:table-cell>
        </table:table-row>
        <table:table-row table:style-name="ro3">
          <table:table-cell table:style-name="ce2" office:value-type="string">
            <text:p>འཁྲབ་རྩེདམོ། (མིང་) གློག་བརྙན་དང་འཁྲབ་སྟོན་ཚུ་ནང་རྩེ་མི་ཨམ་སྲུ། གློག་བརྙན་གསརཔ་དེ་ནང་འཁྲབ་རྩེདམོ་འཇའ་རིསམོ་ཅིག་འདུག།</text:p>
          </table:table-cell>
        </table:table-row>
        <table:table-row table:style-name="ro3">
          <table:table-cell table:style-name="ce1" office:value-type="string">
            <text:p>གྱལ་ཁར་བཙུགས་ནི། (བྱ་ཚིག) གྲངས་སུ་བཙུགས་ནི། གྱལ་ནང་བཙུགས་ནི། ང་ཁྱེད་ཀྱི་གྱལ་ཁར་བཙུགས་གནང་།</text:p>
          </table:table-cell>
        </table:table-row>
        <table:table-row table:style-name="ro8">
          <table:table-cell table:style-name="ce2" office:value-type="string">
            <text:p>གྱོག་དོམ། (མིང་) གྱོག་མོ་ཟ་མི་དོམ། གྱོག་དོམ་གྱིས་མི་ལུ་གནོདཔ་བཀལཝ་ཨིན། </text:p>
          </table:table-cell>
        </table:table-row>
        <table:table-row table:style-name="ro5">
          <table:table-cell table:style-name="ce2" office:value-type="string">
            <text:p>གྲུ་ལསཔ། (མིང་) གྲུ་གཡོགཔ། གྲུ་ནང་ལཱ་འབད་མི། གྲུ་འདི་ནང་གྲུ་ལསཔ་ ༡༠ འདུག།</text:p>
          </table:table-cell>
        </table:table-row>
        <table:table-row table:style-name="ro4">
          <table:table-cell table:style-name="ce2" office:value-type="string">
            <text:p>གྲོས་གཞི། (མིང་) གྲོས་བསྡུར་འབད་ནིའི་གནད་དོན་གྱི་གཞི། གསུང་གྲོས་གནང་ནིའི་དོན་ལུ་ གྲོས་གཞི་བཟོ་དགོ།</text:p>
          </table:table-cell>
        </table:table-row>
        <table:table-row table:style-name="ro14">
          <table:table-cell table:style-name="ce2" office:value-type="string">
            <text:p>བགོ་རྩིས། (མིང་) བགོ་བཤའ་རྐྱབ་ཐངས་ཀྱི་རྩིས། བགོ་རྩིས་ལུ་དགུ་འཐབ་ལུ་བརྟེན་དགོ།</text:p>
          </table:table-cell>
        </table:table-row>
        <table:table-row table:style-name="ro7">
          <table:table-cell table:style-name="ce1" office:value-type="string">
            <text:p>འགན་འཁྲི། (མིང་) འགན་ཁག་ཕོག་པའི་དོན། དབང་ཚད་དང་གཅིག་ཁར་འགན་འཁྲི་ཡོད། <text:s text:c="2"/></text:p>
          </table:table-cell>
        </table:table-row>
        <table:table-row table:style-name="ro15">
          <table:table-cell table:style-name="ce2" office:value-type="string">
            <text:p>རྒེད་འོག། (མིང་) རྒཔོ་གཅིག་གི་མངའ་ཁོངས། རྒེད་འོག་གི་འགོ་འཛིན་རྒཔོ་ཨིན།</text:p>
          </table:table-cell>
        </table:table-row>
        <table:table-row table:style-name="ro16">
          <table:table-cell table:style-name="ce2" office:value-type="string">
            <text:p>རྒྱབ་སྣོན། (མིང་) གཞན་གྱིས་ཕུལ་མི་གནད་དོན་ཚུ་ལུ་ ཆའཇོག་གི་རྒྱབ་སྐྱོར་འབད་བའི་དོན། རྒྱལ་སྤྱིའི་ཆིངས་ཡིག་ཚུ་ལུ་ ཆ་འཇོག་གི་དོན་ལུ་རྒྱལ་ཁབ་ཚུ་གིས་རྒྱབ་སྣོན་འབད་དགོ།</text:p>
          </table:table-cell>
        </table:table-row>
        <table:table-row table:style-name="ro10">
          <table:table-cell table:style-name="ce1" office:value-type="string">
            <text:p>རྒྱལ་ཁྲི་་སྤང་ནི། (བྱ་ཚིག་མ་འོངས་) རྒྱལཔོ་ཁྲི་ལས་དགོངས་ཞུ་ནི། རྒྱལཔོ་དགུང་ལོ་ ༦༥ ལུ་རྒྱལ་ཁྲི་སྤང་ནི་མས།</text:p>
          </table:table-cell>
        </table:table-row>
        <table:table-row table:style-name="ro13">
          <table:table-cell table:style-name="ce2" office:value-type="string">
            <text:p>སྒྲུབ་བྱེད། (མིང་) མངོན་གསལ་བདེན་ཁུངས། སྒྲུབ་བྱེད་ལངམ་མེད་པར་ ཉེས་འཛུགས་འབད་མི་ཆོག།</text:p>
          </table:table-cell>
        </table:table-row>
        <table:table-row table:style-name="ro15">
          <table:table-cell table:style-name="ce2" office:value-type="string">
            <text:p>བསྒྱུར་རྩིས། (མིང་) ཨང་གྲངས་དགུ་འཐབ་བརྐྱབ་པའི་རྩིས། བསྒྱུར་རྩིས་བརྐྱབ་ནི་ལུ་དགུ་འཐབ་ཤེས་དགོ།</text:p>
          </table:table-cell>
        </table:table-row>
        <table:table-row table:style-name="ro17">
          <table:table-cell table:style-name="ce1" office:value-type="string">
            <text:p>ངན་རོགས། (མིང་) ལཱ་ངན་པ་འབད་བའི་ཆ་རོགས། ནམ་ཡང་ངན་རོགས་མ་བསྡོམས།</text:p>
          </table:table-cell>
        </table:table-row>
        <table:table-row table:style-name="ro1">
          <table:table-cell table:style-name="ce2" office:value-type="string">
            <text:p>ངན་ལྷད། (མིང་) ངན་པའི་ལྷད་ཞུགས་པ། བྱ་བའམ་བསམ་པ་ག་ཅི་ཨིན་རུང་་དྲང་བདེན་མེན་པའི་དོན། རང་དོན་འགྲུབ་ནི་ལུ་རྡོག་མ་ཁམ་རྡོག་ཅིག་བྱིན་མི་དེ་ངན་ལྷད་ཨིན་ན?</text:p>
          </table:table-cell>
        </table:table-row>
        <table:table-row table:style-name="ro15">
          <table:table-cell table:style-name="ce2" office:value-type="string">
            <text:p>དངུལ་འཕྲུལ། (མིང་) དངུལ་བཏོན་ནིའི་འཕྲུལ་ཆས་ཅིག། དངུལ་བཏོན་ཤོག་བྱང་བཙུགས་ཏེ་གསང་ཡིག་ཨེབ་ད་དངུལ་བྱིན་མི་འཕྲུལ་ཆས། དངུལ་ཁང་འགྱོ་མ་དགོ་པར་དངུལ་འཕྲུལ་ནང་ལས་དངུལ་བཏོན་ཚུགས།</text:p>
          </table:table-cell>
        </table:table-row>
        <table:table-row table:style-name="ro4">
          <table:table-cell table:style-name="ce1" office:value-type="string">
            <text:p>མངལ་བཤལ། (མིང་) ཨ་ལུ་ཕོ་བའི་ནང་ལས་བཏོན་གཏང་བའི་དོན། ཨ་ལུ་མངལ་བཤལ་གཏང་ནི་མི་འོང་།</text:p>
          </table:table-cell>
        </table:table-row>
        <table:table-row table:style-name="ro12">
          <table:table-cell table:style-name="ce2" office:value-type="string">
            <text:p>མངོན་མཐོའི་ཁྲིམས་འདུན། (མིང་) ཁྲིམས་ཁང་མཐོ་ཤོས། ཁྲིམས་ཁང་གོང་མའི་གོང་མ། ཁྲིམས་ཀྱི་མཐར་ཐུག་ས། ཆེ་མཐོ་ཁྲིམས་འདུན་གྱི་ལྟག་ལས་མངོན་མཐོའི་ཁྲིམས་འདུན་ཡོད། </text:p>
          </table:table-cell>
        </table:table-row>
        <table:table-row table:style-name="ro18">
          <table:table-cell table:style-name="ce2" office:value-type="string">
            <text:p>སྔོན་བྱིན། (མིང་) ཧེ་མ་ལས་བྱིན་པའམ་སྤྲོད་པའི་དོན། ང་ལུ་ཟླཝ་གཅིག་གི་དངུལ་ཕོགས་སྔོན་བྱིན་ཞུ་དགོ་པས།</text:p>
          </table:table-cell>
        </table:table-row>
        <table:table-row table:style-name="ro3">
          <table:table-cell table:style-name="ce1" office:value-type="string">
            <text:p>བསྔགས་བརྗོད། (མིང་) བསྟོད་པ་རྐྱབ་པའི་དོན། ལཱ་ལེགས་ཤོམ་འབདན་བསྔགས་བརྗོད་ཐོབ།</text:p>
          </table:table-cell>
        </table:table-row>
        <table:table-row table:style-name="ro5">
          <table:table-cell table:style-name="ce2" office:value-type="string">
            <text:p>ཅ་རྙིང་། (མིང་) དང་ཕུགས་ཀྱི་ཅ་ཆས། ཅ་ལ་རྙིངམ། ཅ་རྙིང་ཚུ་ཚོང་བསྒྱུར་འཐབ་མི་ཆོག།</text:p>
          </table:table-cell>
        </table:table-row>
        <table:table-row table:style-name="ro15">
          <table:table-cell table:style-name="ce2" office:value-type="string">
            <text:p>བཅད་མཚམས། (མིང་) <text:s/>ས་མཚམས། རྒྱལ་ཁབ་ཚུ་གི་བར་ན་ སའི་བཅད་མཚམས་ངེས་གཏན་དགོ།</text:p>
          </table:table-cell>
        </table:table-row>
        <table:table-row table:style-name="ro7">
          <table:table-cell table:style-name="ce2" office:value-type="string">
            <text:p>བཅོས་རླུང་། (མིང་) རང་བཞིན་མེན་པར་འཕྲུལ་གྱིས་བཟོ་མི་རླུང་མ། ཚད་པའི་ནང་ལུ་བཅོས་རླུང་ལག་ལེན་དགོ།</text:p>
          </table:table-cell>
        </table:table-row>
        <table:table-row table:style-name="ro2">
          <table:table-cell table:style-name="ce2" office:value-type="string">
            <text:p>ལྕེ་ཅུངམ། (མིང་) ལྐོད་མའི་ནང་གི་ལྕེ་ཆུང་ཀུ། ལྕེ་ཅུངམ་ནཝ་ད་ལྟོ་ཟ་མི་ཚུགས།</text:p>
          </table:table-cell>
        </table:table-row>
        <table:table-row table:style-name="ro7">
          <table:table-cell table:style-name="ce2" office:value-type="string">
            <text:p>ཆང་ཟེ། (མིང་) ཆང་དད་ཅན། ཨ་རྟག་ར་ཆང་འཐུང་མི། མི་དེ་ཆང་ཟེ་རྒསཔ་ཅིག་ཨིན་མས།</text:p>
          </table:table-cell>
        </table:table-row>
        <table:table-row table:style-name="ro19">
          <table:table-cell table:style-name="ce2" office:value-type="string">
            <text:p>ཆད། (མིང་) ༡. རྒྱུན་ཆན་པའི་དོན། ཀ་ལི་ནང་ཆུ་ཆད་སོ་ནུག། ༢. མེད་པའི་དོན། འཛོམས་འདུ་ནང་ཆད་པ་ཅིན་འཛོམས་ཆད་ཕོག། </text:p>
          </table:table-cell>
        </table:table-row>
        <table:table-row table:style-name="ro13">
          <table:table-cell table:style-name="ce2" office:value-type="string">
            <text:p>འཇབ་འཛིན། (མིང་) བར་ན་ལས་བཟུང་བའམ་ཉན་པ། མི་གཞན་གྱི་བརྒྱུད་འཕྲིན་འཇབ་འཛིན་འབད་མི་ཆོག།</text:p>
          </table:table-cell>
        </table:table-row>
        <table:table-row table:style-name="ro7">
          <table:table-cell table:style-name="ce2" office:value-type="string">
            <text:p>ཉེས་འགྲོལ། (མིང་) <text:s/>ཉེས་པ་ལས་འགྲོལ་བའམ་གཏང་བའི་དོན། མི་ ༣ དོ་དམ་འོག་ལས་ ཉེས་གྲོལ་འབད་ནུག།</text:p>
          </table:table-cell>
        </table:table-row>
        <table:table-row table:style-name="ro12">
          <table:table-cell table:style-name="ce2" office:value-type="string">
            <text:p>གཉིས་སྐལམ། (མིང་) <text:s/>བཀབ་ནེ་དམརཔོ་ཐོབ་མི་འགོ་དཔོན། གཉིས་སྐལམ་ཚུ་ལུ་ དྲགོས་ཟེར་ཞུ་དགོ།</text:p>
          </table:table-cell>
        </table:table-row>
        <table:table-row table:style-name="ro16">
          <table:table-cell table:style-name="ce2" office:value-type="string">
            <text:p>སྟེགས་གསོ། (མིང་) གྲོགས་རམ། ལྷན་ཐབས། གཡུས་ཁ་ལུ་ཁྱིམ་རྐྱབ་སར་ ཁྱིམ་ཚང་ཚུ་གིས་ལྟོ་དང་ཇ་ཆང་འབག་སྟེ་སྟེགས་གསོ་འབད་སྲོལ་ཡོད།</text:p>
          </table:table-cell>
        </table:table-row>
        <table:table-row table:style-name="ro3">
          <table:table-cell table:style-name="ce2" office:value-type="string">
            <text:p>ཐག་གཅད་ཚོགས་རྒྱན། (མིང་) ཚོགས་རྒྱན་བསྐྱུར་བའི་་སྐབས་སྡེ་ཚན་གཉིས་ཀྱི་བར་ན་འགྲན་འདྲ་སྦེ་ལུས་ཏེ་ཐག་གཅད་མ་ཚུགས་པའི་སྐབས་ཐག་གཅད་ནིའི་དོན་ལུ་ ཁྲི་འཛིན་གྱིས་་བཙུགས་མི་ཚོགས་རྒྱན། གནད་དོན་དེ་ཐག་གཅད་ཚོགས་རྒྱན་བཙུགས་ཏེ་ཐག་བཅད་ནུག།</text:p>
          </table:table-cell>
        </table:table-row>
        <table:table-row table:style-name="ro17">
          <table:table-cell table:style-name="ce2" office:value-type="string">
            <text:p>ཐོན་སྐྱེད། (མིང་) སྐྱེ་བའམ་འབྱུང་བའི་དངོས་པོ། ནགས་ཚལ་གྱི་ཐོན་སྐྱེད་ཚུ་ ཡུན་བརྟན་ཐོག་ལུ་སྤྱོད་དགོ།</text:p>
          </table:table-cell>
        </table:table-row>
        <table:table-row table:style-name="ro3">
          <table:table-cell table:style-name="ce2" office:value-type="string">
            <text:p>ཐོན་ཁུངས། (མིང་) འཐོན་སའམ་འབྱུང་ས། གློག་མེད་འདི་འབྲུག་གི་མ་དངུལ་གྱི་ཐོན་ཁུངས་གཙོ་བོ་ཅིག་ཨིན། </text:p>
          </table:table-cell>
        </table:table-row>
        <table:table-row table:style-name="ro7">
          <table:table-cell table:style-name="ce2" office:value-type="string">
            <text:p>ཐོབ་དབང་། (མིང་) རང་ལུ་འཐོབ་ནིའི་དབང་ཚད། ལམ་ལུགས་དང་འཁྲིལ་ཏེ་འཐོབ་ཐངས། འགྲོ་བ་མི་ལུ་གཞི་རྟེན་ཤེས་ཡོན་གྱི་ཐོབ་དབང་ཡོད།</text:p>
          </table:table-cell>
        </table:table-row>
        <table:table-row table:style-name="ro3">
          <table:table-cell table:style-name="ce2" office:value-type="string">
            <text:p>མཐུན་གྲོས། (མིང་) རྒྱལ་སྤྱིའམ་རྒྱལ་ཁབ་ཚུ་གི་བར་ན་མོས་མཐུན་ཐོག་ལུ་བཟོ་མི་ཆིངས་ཡིག། འཛམ་གླིང་ནང་བཙོག་རླུང་བཀག་ཐབས་ལུ་ རྒྱལ་ཁབ་ཚུ་གི་བར་ན་ ཊོ་ཀི་ཡོ་མཐོན་གྲོས་བཟོ་ནུག།</text:p>
          </table:table-cell>
        </table:table-row>
        <table:table-row table:style-name="ro19">
          <table:table-cell table:style-name="ce2" office:value-type="string">
            <text:p>མཐུན་བསྒྱུར། (མིང་) སྲོལ་གཞན་དང་མཐུན་ཏོག་ཏོ་ལུ་བསྒྱུར་བའི་དོན། རྒྱལ་ཁབ་གཞན་གྲི་སྲོལ་དང་མཐུན་བསྒྱུར་འབད་ནི་ལཱ་ཁག་འདུག།</text:p>
          </table:table-cell>
        </table:table-row>
        <table:table-row table:style-name="ro8">
          <table:table-cell table:style-name="ce2" office:value-type="string">
            <text:p>མཐུན་ཚོགས། (མིང་) བློ་སེམས་མཐུན་པའི་མིའི་སྡེ་ཚན། མི་སྡེའི་ཞབས་ཏོག་གི་དོན་ལུ་མཐུན་ཚོགས་དགོཔ་འདུག།</text:p>
          </table:table-cell>
        </table:table-row>
        <table:table-row table:style-name="ro16">
          <table:table-cell table:style-name="ce2" office:value-type="string">
            <text:p>འཐོབ་དད། (མིང་) འཐོབ་དགོ་མནོ་བའི་སེམས། ལཱ་མ་འབད་བར་འཐོབ་དད་བསྐྱེད་དེ་དོན་ད་མེད། <text:s/></text:p>
          </table:table-cell>
        </table:table-row>
        <table:table-row table:style-name="ro8">
          <table:table-cell table:style-name="ce2" office:value-type="string">
            <text:p>དར་བྱེམ། (མིང་) <text:s/>གཞོན་པའི་དུས་སུ་གཟུགས་ཁར་ཐོན་པའི་སྤོ་རོ། སྐྱེསཔ་དར་བའི་དུས་སུ་དར་བྱེམ་འཐོན། </text:p>
          </table:table-cell>
        </table:table-row>
        <table:table-row table:style-name="ro20">
          <table:table-cell table:style-name="ce2" office:value-type="string">
            <text:p>ཌིསི། (མིང་) ས་ཆ་འཇལ་ཐངས་ཀྱི་ཚད་གཞི་ཅིག། ཌིསི་ ༡༠༠ ལུ་ ཨེ་ཀར་ཅིག་ཨིན། ཁྱིམ་བརྐྱབ་ནི་ལུ་ས་ཆ་ཌིསི་ ༡༣ དགོ། </text:p>
          </table:table-cell>
        </table:table-row>
        <table:table-row table:style-name="ro3">
          <table:table-cell table:style-name="ce2" office:value-type="string">
            <text:p>དུག་ཆར། (མིང་) <text:s/>བཙོག་གྲིབ་ཞུགས་པའི་ཆརཔ། དུག་འཆར་གྱིས་ལོ་ཐོག་མེདཔ་གཏང་འོང་།</text:p>
          </table:table-cell>
        </table:table-row>
        <table:table-row table:style-name="ro3">
          <table:table-cell table:style-name="ce2" office:value-type="string">
            <text:p>དྲག་པོའི་དམག་སྡེ། (མིང་) བསྟན་སྲུང་་དང་ཁྲིམས་སྲུང་སྐུ་སྲུང་གསུམ་བསྡོམས་ཏེ་སླབ་པའི་དོན། དྲག་ཁག་གསུམ། <text:s/>རྒྱལ་ཁབ་ཀྱི་བཙན་ཐབས་ལུ་དམག་སྡེ་སྒྲིང་སྒྲིང་དགོ།</text:p>
          </table:table-cell>
        </table:table-row>
        <table:table-row table:style-name="ro3">
          <table:table-cell table:style-name="ce2" office:value-type="string">
            <text:p>དྲག་ཤོས། (མིང་) ༡. བཀབ་ནེ་དམརཔོ་ཐོབ་མི་འགོ་དཔོན། ལྷན་རྒྱས་འོགམ་ལུ་ཡང་དྲག་ཤོས་ཟེར་སླབ་སྲོལ་འདུག། ༢. གཞན་ལས་དྲག་མི། ང་གིས་འགྲན་བསྡུར་ནང་ལས་དྲག་ཤོས་ཐོན་ཡི།</text:p>
          </table:table-cell>
        </table:table-row>
        <table:table-row table:style-name="ro21">
          <table:table-cell table:style-name="ce2" office:value-type="string">
            <text:p>དྲང་ཁྲིམས། (མིང་) གཡོ་མེད་ཁྲིམས། ངེས་པར་ཕོག་པའི་ཁྲིམས། དྲང་དཔོན་ཚུ་གིས་ལས་འགན་འདི་ དྲང་ཁྲིམས་གནང་ནི་ཨིན།</text:p>
          </table:table-cell>
        </table:table-row>
        <table:table-row table:style-name="ro22">
          <table:table-cell table:style-name="ce2" office:value-type="string">
            <text:p>བདོག་གཏད། (མིང་) བློ་གཏད་བཏུབ་པའི་འགངས་ཅན་དངོས་པོ། བསྐྱིན་འགྲུལ་ལེན་དགོ་པ་ཅིན་བདོག་གཏད་དགོ། </text:p>
          </table:table-cell>
        </table:table-row>
        <table:table-row table:style-name="ro23">
          <table:table-cell table:style-name="ce2" office:value-type="string">
            <text:p>འདེམས་ཁོངས། (མིང་) བཙག་འཐུའི་ས་ཁོངས། ཚོགས་རྒྱན་བཙུགས་སའི་མངའ་ཁོངས། མི་སེར་ཚུ་ཚོགས་རྒྱན་བཙུགས་པར་ རང་སོའི་འདེམས་ཁོངས་ནང་འགྱོ་དགོ།</text:p>
          </table:table-cell>
        </table:table-row>
        <table:table-row table:style-name="ro23">
          <table:table-cell table:style-name="ce2" office:value-type="string">
            <text:p>འདེམས་ངོ་། (མིང་) མི་ངོ་། བཙགས་འཐུའི་དོན་ལུ་ ངོས་འཛིན་འབད་ཡོད་པའི་མི་ངོ་། སྤྱི་མི་གསར་པའི་དོན་ལུ་ འདེམས་ངོ་ ༣ གྱི་དོ་འགྲན་འབད་ནུག།</text:p>
          </table:table-cell>
        </table:table-row>
        <table:table-row table:style-name="ro23">
          <table:table-cell table:style-name="ce2" office:value-type="string">
            <text:p>འདྲོག་བྱེལ། (མིང་) འདྲོག་སྟེ་ག་ཅི་འབདན་ན་མ་ཤེས་པའི་དོན། རང་ལུ་རྫུན་པ་མེདན་འདྲོག་འབྱེལ་འཐབ་དགོཔ་མེད།</text:p>
          </table:table-cell>
        </table:table-row>
        <table:table-row table:style-name="ro23">
          <table:table-cell table:style-name="ce2" office:value-type="string">
            <text:p>རྡུལ་ཕྲན་བམ། (མིང་) རྡུལ་ཕྲན་མཚོན་ཆ། ཕྲ་རྡུལ་གྱིས་བཟོ་མི་བམ། རྡུལ་ཕྲན་བམ་གྱིས་འཛམ་གླིང་བརླག་ནིའི་ཉེན་ཁ་ཡོད།</text:p>
          </table:table-cell>
        </table:table-row>
        <table:table-row table:style-name="ro14">
          <table:table-cell table:style-name="ce2" office:value-type="string">
            <text:p>ལྡོག་ཕྱོགས་ཚོགས་པ། (མིང་) རྒྱབ་འགལ་ཚོགས་པ། ལྡོག་ཕྱོགས་ཚོགས་པ་གིས་ གཞུང་སྐྱོང་ཚོགས་པ་ལུ་ལྟ་རྟོག་འབད་འོང་།</text:p>
          </table:table-cell>
        </table:table-row>
        <table:table-row table:style-name="ro24">
          <table:table-cell table:style-name="ce2" office:value-type="string">
            <text:p>བསྡུ་ཡིག། (མིང་) ཡི་གུ་བསྡུ་སྟེ་འབྲི་ཐངས། བསྡུ་ཡིག་ཤེས་པ་ཅིན་ཡི་གུ་མགྱོགས་པར་འབྲི་ཚུགས། </text:p>
          </table:table-cell>
        </table:table-row>
        <table:table-row table:style-name="ro25">
          <table:table-cell table:style-name="ce2" office:value-type="string">
            <text:p>བསྡོམས་རྩིས། (མིང་) <text:s/>གཅིག་ཁར་བསྡོམ་ནིའི་རྩིས། རྩིས་ཀྱི་ནང་ལས་འཇམ་ཤོས་ཅིག་བསྡོམས་རྩིས་ཨིན།</text:p>
          </table:table-cell>
        </table:table-row>
        <table:table-row table:style-name="ro26">
          <table:table-cell table:style-name="ce2" office:value-type="string">
            <text:p>ན་ལོན། (མིང་) ལོ་ན་ཁུག་ཁུགཔ། སྐྱེས་ལོ་ ༡༨ ཡན་ཆད་ན་ལོན་གྱི་གྲངས་སུ་ཨིན། </text:p>
          </table:table-cell>
        </table:table-row>
        <table:table-row table:style-name="ro27">
          <table:table-cell table:style-name="ce2" office:value-type="string">
            <text:p>གནམ་སྐུད། (མིང་) རྒྱང་མཐོང་དང་རྒྱང་འཕྲིན་གྱི་སྒྲ་གཟུགས་གཏོང་ལེན་གྱི་ཅ་ཆས། རྒྱང་མཐོང་ལས་རིམ་ཚུ་གནམ་སྐུད་ཐོག་ལས་སྤེལ་འགྱོཝ་ཨིན།</text:p>
          </table:table-cell>
        </table:table-row>
        <table:table-row table:style-name="ro27">
          <table:table-cell table:style-name="ce1" office:value-type="string">
            <text:p>གནས་ཁང་། (མིང་) གནས་བདག་གཞིས་བདག་ཚུ་བཞུགས་སའི་གནས་། བྱག་སྦོམ་འདི་ཇོ་བོའི་གནས་ཁང་ཨིན།</text:p>
          </table:table-cell>
        </table:table-row>
        <table:table-row table:style-name="ro27">
          <table:table-cell table:style-name="ce2" office:value-type="string">
            <text:p>གནས་རྩིས། (མིང་) གནས་གོང་། གོང་ཚད་ཇི་གནས་ཀྱི་རྩིས། ནགས་ཚལ་སྤང་རེ་ཤོར་བའི་གནས་རྩིས་བཏོན་དགོ།</text:p>
          </table:table-cell>
        </table:table-row>
        <table:table-row table:style-name="ro27">
          <table:table-cell table:style-name="ce2" office:value-type="string">
            <text:p>མནར་སྤྱོད། (མིང་) བཟོད་པར་དཀའ་བའི་སྡུག་སྦྱོང་། མ་ཐེག་པའི་འཁུར་ཆ་བཀལ་ནི་དེ་མནར་སྤྱོད་ཨིན།</text:p>
          </table:table-cell>
        </table:table-row>
        <table:table-row table:style-name="ro27">
          <table:table-cell table:style-name="ce2" office:value-type="string">
            <text:p>སྣ་བསྡུས། (མིང་) སྣ་ཚོགས། སྣ་འཛོམས། རིགས་ལེ་ཤ་གཅིག་ཁར་བསྡུས་པའི་དོན། ཚོང་ཁང་འདི་ནང་ཅ་ཆས་སྣ་བསྡུས་འདུག།</text:p>
          </table:table-cell>
        </table:table-row>
        <table:table-row table:style-name="ro27">
          <table:table-cell table:style-name="ce2" office:value-type="string">
            <text:p>སྣོད་བཅུད། (མིང་) ཕྱི་སྣོད་འཇིག་རྟེན་འཛམ་གླིང་ནང་གི་འབྱུང་བ་ ༤ ལསོགས་པ་དང་་ ནང་བཅུད་ཀྱི་སེམས་ཅན། འཛམ་གླིང་ནང་སྣོད་བཅུད་མཉམ་དགོ།</text:p>
          </table:table-cell>
        </table:table-row>
        <table:table-row table:style-name="ro27">
          <table:table-cell table:style-name="ce2" office:value-type="string">
            <text:p>པར་དེབ། (མིང་) ༡. པར་བཙུགས་བཞག་ས། པར་དེབ་ནང་ལས་པར་བཏོན་འབག་ནུག། ༢. པར་གྱི་ཀི་དེབ། <text:s/>པར་དེབ་ཚུ་ཨ་ལོ་ཚུ་ལུ་དཔེ་ཆ་སྟོན་ནི་ལུ་ཕན་ཐབས་ཡོད།</text:p>
          </table:table-cell>
        </table:table-row>
        <table:table-row table:style-name="ro27">
          <table:table-cell table:style-name="ce2" office:value-type="string">
            <text:p>དཔྱད་ཡིག། (མིང་) ཁྲིམས་ཀྱི་ཟིན་བྲིས། ཆ་འཇོག་མ་གྲུབ་པའི་ཁྲིམས་ཡིག། ཚོགས་ཐེངས་ ༨༥ པའི་ནང་ དཔྱད་ཡིག་ཁག་ ༡༠ ཕུལ་ནུག།</text:p>
          </table:table-cell>
        </table:table-row>
        <table:table-row table:style-name="ro21">
          <table:table-cell table:style-name="ce2" office:value-type="string">
            <text:p>སྤར་གང་། (མིང་) ཁྱོར་གང་། ལགཔ་གང། ལག་པའི་ནང་ཤོམ་ཤོམ་ཅིག་ལུ་གོ། ཆུམ་སྤར་གང་དབོག་སྟེ་བྱ་ལུ་བྱིན།</text:p>
          </table:table-cell>
        </table:table-row>
        <table:table-row table:style-name="ro21">
          <table:table-cell table:style-name="ce2" office:value-type="string">
            <text:p>སྤུར་འགྱིར་དྲགས། (མིང་ཁྱད) སྒྱིད་ཐག་ཡང་དྲགས། བུཚ་འདི་སྤུར་འགྱིར་དྲགས་འདུག།</text:p>
          </table:table-cell>
        </table:table-row>
        <table:table-row table:style-name="ro21">
          <table:table-cell table:style-name="ce2" office:value-type="string">
            <text:p>སྤྱི་བུན། (མིང་) མི་མང་གི་བུ་ལོན། དམངས་ཀྱི་བུ་ལོན། རྒྱལ་ཁབ་ཀྱི་དོན་ལུ་བསྐྱིན་འགྲུལ་ལེན་མི་འདི་སྤྱི་བུན་ཨིན། </text:p>
          </table:table-cell>
        </table:table-row>
        <table:table-row table:style-name="ro21">
          <table:table-cell table:style-name="ce2" office:value-type="string">
            <text:p>སྤྱི་འབོད། (མིང་) <text:s/>མི་གནག་པའི་གཡུས་ཁར་བརྡ་སླབ་མི། འཛོམས་འདུ་གི་བརྡ་སླབ་མི་སྤྱི་འབོད་ཨིན།</text:p>
          </table:table-cell>
        </table:table-row>
        <table:table-row table:style-name="ro21">
          <table:table-cell table:style-name="ce2" office:value-type="string">
            <text:p>སྤྱི་ཚོགས། (མིང་) འབྲུག་གི་མངོན་མཐོ་ཚོགས་སྡེ། སྤྱི་ཚོགས་ནང་ལུ་མངའ་བདག་རྒྱལཔོ་དང་རྒྱལ་ཡོངས་ཚོགས་སྡེ་ རྒྱལ་ཡོངས་ཚོགས་འདུ་གསུམ་ཚུདཔ་ཨིན། རྒྱལ་ཁབ་ཀྱི་གནད་དོན་གལ་ཅན་ཚུ་ སྤྱི་ཚོགས་ནང་ལས་གྲོས་ཆོད་གནང་དགོ།</text:p>
          </table:table-cell>
        </table:table-row>
        <table:table-row table:style-name="ro21">
          <table:table-cell table:style-name="ce2" office:value-type="string">
            <text:p>སྤྱི་འཛིན། (མིང་) དངུལ་ཁང་དང་མངའ་སྡེའི་འགོ་འཛིན། གཙོ་འཛིན། དངུལ་ཁང་ནང་ལུ་འཛིན་སྐྱོང་མདོ་ཆེན་གྱི་ལྟག་ལས་སྤྱི་འཛིན་ཡོད།</text:p>
          </table:table-cell>
        </table:table-row>
        <table:table-row table:style-name="ro21">
          <table:table-cell table:style-name="ce2" office:value-type="string">
            <text:p>སྤྱི་འོག། (མི་) སྤྱི་འབོད་ཅིག་གི་མངའ་ཁོངས། རྒེད་འོག་གཅིག་ནང་སྤྱི་འོག་ལེ་ཤ་ཡོད།</text:p>
          </table:table-cell>
        </table:table-row>
        <table:table-row table:style-name="ro21">
          <table:table-cell table:style-name="ce2" office:value-type="string">
            <text:p>ཕ་ཁབ། (མིང་) ཕ་སོན། བཅོས་མའི་ཕ་སོན། བ་ཚུ་ལུ་ནོར་རིགས་ལེགས་ཤོམ་གྱི་ཕ་ཁབ་བརྐྱབ་ནི་ཡོད།</text:p>
          </table:table-cell>
        </table:table-row>
        <table:table-row table:style-name="ro21">
          <table:table-cell table:style-name="ce2" office:value-type="string">
            <text:p>ཕབ་རྩིས། (མིང་) ཕབ་ནིའི་རྩིས། བསྡོམས་རྩིས་ལས་ཕབ་རྩིས་ལཱ་ཁག།</text:p>
          </table:table-cell>
        </table:table-row>
        <table:table-row table:style-name="ro25">
          <table:table-cell table:style-name="ce2" office:value-type="string">
            <text:p>ཕྱིར་བཤོལ། (མིང་) ཕར་འཕུལ་རྐྱབ་པའམ་བར་མཚམས་བཞག་པའི་དོན། ཞལ་འཛོམས་དེ་ཕྱིར་བཤོལ་འབད་ནུག།</text:p>
          </table:table-cell>
        </table:table-row>
        <table:table-row table:style-name="ro25">
          <table:table-cell table:style-name="ce2" office:value-type="string">
            <text:p>ཕྱེད་མང་། (མིང་) བརྒྱ་ཆ་༥༡ ལས་མངམ། ཕྱེད་ཀ་ལས་ལྷགཔ། གཙོ་བོ་ཚོགས་རྒྱན་དང་མོས་མཐུན་གྱི་སྐབས་ལུ་གོཝ་ཨིན། བཙག་འཐུ་གྲུབ་ནི་ལུ་ ཕྱེད་མང་གི་ཚོགས་རྒྱན་འཐོབ་དགོ།</text:p>
          </table:table-cell>
        </table:table-row>
        <table:table-row table:style-name="ro25">
          <table:table-cell table:style-name="ce1" office:value-type="string">
            <text:p>འཕྱེལ། (བྱ་ཚིག) འཕེལ་བའི་དོན། མང་སུ་འགྱོ་ནི། ནོར་ལེ་ཤ་འཕྱེལ་ནུག། </text:p>
          </table:table-cell>
        </table:table-row>
        <table:table-row table:style-name="ro25">
          <table:table-cell table:style-name="ce2" office:value-type="string">
            <text:p>བྱིལ་འདམ། (མིང་) འདག་སྦྱར་བརྐྱབ་ནིའི་ས་འདམ། བྱིལ་འདམ་ལེགས་སྦེ་བསྣལ་དགོ།</text:p>
          </table:table-cell>
        </table:table-row>
        <table:table-row table:style-name="ro25">
          <table:table-cell table:style-name="ce1" office:value-type="string">
            <text:p>བྱོག་འགྱོ་ནི། (བྱ་ཚིག་མ་འོངས་) <text:s/>ཁོ་སློབ་གྲྭ་ནང་ལས་བྱོག་འགྱོ་ནི་འབད་དོ།</text:p>
          </table:table-cell>
        </table:table-row>
        <table:table-row table:style-name="ro25">
          <table:table-cell table:style-name="ce1" office:value-type="string">
            <text:p>བར་རྐྱེན། (མིང་) ཐབས་མེད་ཀྱི་རྐྱེན། གློ་བུར་གྱི་རྐྱེན། བར་རྐྱེན་ཞི་ཐབས་ལུ་རིམ་གྲོ་འབད་དགོ།</text:p>
          </table:table-cell>
        </table:table-row>
        <table:table-row table:style-name="ro25">
          <table:table-cell table:style-name="ce2" office:value-type="string">
            <text:p>དབུགས་བསག། (མིང་) དབུགས་བསུབ་པའི་ནད་ཅིག། དབུགས་བསག་ནད་ཀྱིས་དབུགས་གཏོང་ལེན་འབད་མ་ཚུགས་པར་མི་ཤི་ནིའི་ཉེན་ཁ་ཡོད།</text:p>
          </table:table-cell>
        </table:table-row>
        <table:table-row table:style-name="ro25">
          <table:table-cell table:style-name="ce2" office:value-type="string">
            <text:p>འབའ་གན། (མིང་) དབང་ཚད་ཅན་གྱི་འགོ་དཔོན་ཅིག་གི་སྐུ་མདུན་ལུ་ ཡིག་ཐོག་ལུ་སྦེ་ངེས་བདེན་ཨིན་པའི་ཁས་ལེན་ཕུལ་བའི་དོན། འབའ་གན་མེད་པ་ཅིན་ ཁ་ལསསླབ་མི་ལུ་ཆ་མི་བཞག།</text:p>
          </table:table-cell>
        </table:table-row>
        <table:table-row table:style-name="ro25">
          <table:table-cell table:style-name="ce2" office:value-type="string">
            <text:p>འབོལ་དྲགས། (མིང་) ལེ་ཤ། མང་དྲགས། འབྲུག་ལུ་ནགས་ཚལ་འབོལ་དྲགས་ཡོད།</text:p>
          </table:table-cell>
        </table:table-row>
        <table:table-row table:style-name="ro25">
          <table:table-cell table:style-name="ce2" office:value-type="string">
            <text:p>སྦྱེལ། (བྱ་ཚིག་) གཅིག་ཁར་སྦྲེལ་བའམ་སྦྲགས་པའི་དོན། ཁྱིམ་གཉིས་སྦྱེལ་ཏེ་འདུག། གླང་དོར་གཅིག་སྦྱེལབཞག་ནུག། ལྟ་བུ།</text:p>
          </table:table-cell>
        </table:table-row>
        <table:table-row table:style-name="ro28">
          <table:table-cell table:style-name="ce2" office:value-type="string">
            <text:p><text:s/>སྦྱོང་ལཱ། (མིང་) སྦྱང་བ་འབད་ནིའི་ལཱ། སློབ་ཕྲུག་ཚུ་ལུ་སྦྱོང་ལཱ་ལེ་ཤ་བྱིན་དགོ།</text:p>
          </table:table-cell>
        </table:table-row>
        <table:table-row table:style-name="ro28">
          <table:table-cell table:style-name="ce2" office:value-type="string">
            <text:p>མི་ཊར། (མིང་) <text:s/>ཚད་བལྟ་ནིའི་འཕྲུལ་ཆས་ཅིག། གློག་མེའི་མིཊར། ཆུའི་མི་ཊར། ངེད་གློག་མེའི་མི་ཊར་འདི་ཏན་ཏན་ཅིག་མིན་འདུག། </text:p>
          </table:table-cell>
        </table:table-row>
        <table:table-row table:style-name="ro28">
          <table:table-cell table:style-name="ce2" office:value-type="string">
            <text:p>མི་ཊར། (མིང་) <text:s/>ཚད་བལྟ་ནིའི་འཕྲུལ་ཆས་ཅིག། གློག་མེའི་མིཊར། ཆུའི་མི་ཊར། ངེད་གློག་མེའི་མི་ཊར་འདི་ཏན་ཏན་ཅིག་མིན་འདུག། </text:p>
          </table:table-cell>
        </table:table-row>
        <table:table-row table:style-name="ro28">
          <table:table-cell table:style-name="ce2" office:value-type="string">
            <text:p>མེས་མེདཔ། (མིང་ཁྱད་) མནོ་ནི་མེདཔ། འབྱུང་ཁུངས་མེདཔ། ཨ་ལུ་ཆུང་ཀུ་ཚུ་ལུ་མེས་མེད།</text:p>
          </table:table-cell>
        </table:table-row>
        <table:table-row table:style-name="ro28">
          <table:table-cell table:style-name="ce2" office:value-type="string">
            <text:p>དམངས་དངུལ། (མིང་) མི་མང་གི་དངུལ། མི་སེར་གྱི་དངུལ། ཁྲལ་འབབ་བསྡུ་ལེན་འབད་མི་ཚུ་དམངས་དངུལ་ཨིན།</text:p>
          </table:table-cell>
        </table:table-row>
        <table:table-row table:style-name="ro28">
          <table:table-cell table:style-name="ce2" office:value-type="string">
            <text:p>དམངས་མི། (མིང་) མི་སེར་དམངས་ཀྱི་འཐུས་མི། རྒཔོ་གི་ལས་རོགས་དམངས་མི་ཨིན། </text:p>
          </table:table-cell>
        </table:table-row>
        <table:table-row table:style-name="ro28">
          <table:table-cell table:style-name="ce2" office:value-type="string">
            <text:p>དམངས་གཙོ། (མིང་) མི་སེར་གྱིས་གཙོ་བོར་བཟུང་བའི་གཞུང་སྐྱོང་རིང་ལུགས། འབྲུག་གི་གཞུང་ལུགས་འདི་ དམངས་གཙོའི་རྩ་ཁྲིམས་ཅན་གྱི་རྒྱལ་པོའི་གཞུང་ཨིན།</text:p>
          </table:table-cell>
        </table:table-row>
        <table:table-row table:style-name="ro23">
          <table:table-cell table:style-name="ce3" office:value-type="string">
            <text:p>བཙན་ཁྲིད།(མིང་) བང་བཙོང་སྟེ་ཁྱིད་འགྱོ་བའི་དོན། ངོ་ལོགཔ་ཚུ་གིས་མི་གཉིས་བཙད་ཁྲིད་འབད་ནུག།</text:p>
          </table:table-cell>
        </table:table-row>
        <table:table-row table:style-name="ro23">
          <table:table-cell table:style-name="ce2" office:value-type="string">
            <text:p>བཙན་འཛུལ། (མིང་) དབང་བཙོང་གི་སྒོ་ལས་འཛུལ་བའི་དོན། ཨུལ་ཕ་ཚུ་གིས་འབྲུག་གི་ས་ཁོངས་ནང་བཙན་འཛུལ་འབད་ནུག།</text:p>
          </table:table-cell>
        </table:table-row>
        <table:table-row table:style-name="ro23">
          <table:table-cell table:style-name="ce2" office:value-type="string">
            <text:p>བཙན་བཟུང་། (མིང་) དབང་བཙོང་ཐོག་ལུ་བཟུང་བའི་དོན། ཁྲིམས་དང་མ་འཁྲིལ་བར་འཛིན་བཟུང་འབད་བ། དྲག་ཐོག་དབང་བཙོང་པ་ཚུ་གིས་ མི་ ༣ བཙན་བཟུང་འབད་ནུག།</text:p>
          </table:table-cell>
        </table:table-row>
        <table:table-row table:style-name="ro23">
          <table:table-cell table:style-name="ce2" office:value-type="string">
            <text:p>བཙོན་འགྲོལ། (མིང་) བཙོན་ནང་ལས་དགོངས་ཡང་གཏང་བའི་དོན། མི་བསད་པའི་ཁྲིམས་ལུ་ བཙོན་འགྲོལ་མི་འཐོབ།</text:p>
          </table:table-cell>
        </table:table-row>
        <table:table-row table:style-name="ro23">
          <table:table-cell table:style-name="ce2" office:value-type="string">
            <text:p>རྩ་ཁྲིམས། (མིང་) ཁྲིམས་ཡོངས་ཀྱི་གཞི་མའམ་རྩ་བ། འབྲུག་གི་རྩ་ཁྲིམས་འདི་གིས་རྒྱལ་ཁབ་དང་ མི་སེར་གྱི་མཐའ་དོན་གྲུབ་ཚུགས།</text:p>
          </table:table-cell>
        </table:table-row>
        <table:table-row table:style-name="ro23">
          <table:table-cell table:style-name="ce2" office:value-type="string">
            <text:p>རྩ་བ་གསུམ། (མིང་) རྒྱལཔོ་དང་རྒྱལ་ཁབ་ མི་སེར་གསུམ། རྩ་བ་གསུམ་ལུ་ཕྱག་ཕྱིད་ཞུ་དགོ།</text:p>
          </table:table-cell>
        </table:table-row>
        <table:table-row table:style-name="ro23">
          <table:table-cell table:style-name="ce2" office:value-type="string">
            <text:p>རྩི་འདམ། (མིང་) རྩི་ས་དང་བྱེམ་རྡོ་ཧྲུག་སྦྱོར་བའི་འདམ། སྒྲིང་ཁྱིམ་ཚུ་རྩི་འདམ་གྱི་བཟོཝ་ཨིན།</text:p>
          </table:table-cell>
        </table:table-row>
        <table:table-row table:style-name="ro23">
          <table:table-cell table:style-name="ce2" office:value-type="string">
            <text:p>རྩི་ནག། (མིང་) <text:s/>ཨ་ལི་ཀ་ཏ། རྩི་ཡོད་པའི་རྫས་སྦྱོར་གནགཔོ་ཅིག། སྣུམ་འཁོར་ལམ་ཚུ་ལུ་རྩི་ནག་གཏངམ་ཨིན། </text:p>
          </table:table-cell>
        </table:table-row>
        <table:table-row table:style-name="ro23">
          <table:table-cell table:style-name="ce2" office:value-type="string">
            <text:p>རྩིས་དྲུང་། (མིང་) རྩིས་ཀྱི་ལཱ་འབད་མི་དྲུང་ཡིག། རྩིས་འཛིན་པ། རྩིས་དྲུང་འབད་ནི་ལུ་སྦྱོང་བརྡར་འབད་དགོ།</text:p>
          </table:table-cell>
        </table:table-row>
        <table:table-row table:style-name="ro16">
          <table:table-cell table:style-name="ce2" office:value-type="string">
            <text:p>རྩོད་དཔོན་ཡོངས་ཁྱབ། (མིང་) གཞུང་གི་རྩོད་དོན་འགོ་དཔོན་གཙོ་འཛིན། གཞུང་འབྲེལ་འགོ་དཔོན་ཚུ་གིས་གནོད་འགེལ་འབད་བ་ཅིན་ རྩོད་དཔོན་ཡོངས་ཁྱབ་ཀྱིས་ཉེས་འཛུགས་འབད་དགོ།</text:p>
          </table:table-cell>
        </table:table-row>
        <table:table-row table:style-name="ro16">
          <table:table-cell table:style-name="ce2" office:value-type="string">
            <text:p>རྩོད་ཚབ། (མིང་) རྩོད་གཞི་རྩ་བོའི་ངོ་ཚབ་སྦེ་རྩོད་གཞི་ཕྱེ་མི། རྩོད་གཞི་ཕྱེ་ནི་ལུ་རང་མ་ཁོམ་པ་ཅིན་ རྩོད་ཚབ་བཙུགས་ཆོག།</text:p>
          </table:table-cell>
        </table:table-row>
        <table:table-row table:style-name="ro16">
          <table:table-cell table:style-name="ce1" office:value-type="string">
            <text:p>ཚར་གཅིག་གུ། ཧང་སྟོང་མར། ཚར་གཅིག་ལུ་ལན་སླབ་ནི་ལཱ་ཁག་ཡོད། </text:p>
          </table:table-cell>
        </table:table-row>
        <table:table-row table:style-name="ro16">
          <table:table-cell table:style-name="ce2" office:value-type="string">
            <text:p>ཚོགས་རྒྱན། (མིང་) རང་གི་བློ་འདོད་བཞིན་དུ་ གདམ་ཁ་བརྐྱབ་ནིའི་དོན་ལུ་འོས་ཤོག། དམངས་གཙོའི་ལམ་ལུགས་ནང་ལུ་ གཞུང་སྐྱོང་འགོ་དཔོན་ཚུ་ ཚོགས་རྒྱན་བསྐྱུར་ཐོག་ལས་བཙག་འཐུ་འབད་དགོ།</text:p>
          </table:table-cell>
        </table:table-row>
        <table:table-row table:style-name="ro16">
          <table:table-cell table:style-name="ce2" office:value-type="string">
            <text:p>ཚོང་བསྒྲགས། (མིང་) ཚོང་དང་འབྲེལ་བའི་གསལ་བསྒྲགས། ཚོང་ཆས་གསར་པའི་སྐོར་ལས་ཚོང་བསྒྲགས་འབད་དགོ།</text:p>
          </table:table-cell>
        </table:table-row>
        <table:table-row table:style-name="ro16">
          <table:table-cell table:style-name="ce1" office:value-type="string">
            <text:p>ཞེ་ལོག་ནི་། (བྱ་ཚིག་མ་འོངས་) འུ་སྡུག་ནི། འཆམ་རྐྱབ་པ་ཞེ་མི་ལོག།</text:p>
          </table:table-cell>
        </table:table-row>
        <table:table-row table:style-name="ro16">
          <table:table-cell table:style-name="ce2" office:value-type="string">
            <text:p>གཞར་སྨན། (མིང་) རྒྱ་བོ་བཞུར་ཚརཝ་ད་དབུར་ནིའི་སྨན། གཞར་སྨནདུང་ཅུང་ཅིག་ཉོ་འབག་ཤོག།</text:p>
          </table:table-cell>
        </table:table-row>
        <table:table-row table:style-name="ro16">
          <table:table-cell table:style-name="ce2" office:value-type="string">
            <text:p>གཞུང་འཛིན་ཚོགས་པ། (མིང་) གཞུང་སྐྱོང་མི་ཚོགས་པ། བཙག་འཐུ་ནང་ལས་ཚོགས་རྒྱན་མཐོ་ཤོས་ཐོབ་མི་ཚོགས་པ་དེ་ གཞུང་འཛིན་ཚོགས་པ་ཨིན།</text:p>
          </table:table-cell>
        </table:table-row>
        <table:table-row table:style-name="ro16">
          <table:table-cell table:style-name="ce1" office:value-type="string">
            <text:p>ཟམ་རྟེན། (མིང་) ཟམ་པའི་གཞི་རྟེན་ས། ཟམ་པའི་ལྗིད་བཀལ་ས། ཟམ་རྟེན་སྒྲིང་སྒྲིང་བཙུགས་དགོ།</text:p>
          </table:table-cell>
        </table:table-row>
        <table:table-row table:style-name="ro8">
          <table:table-cell table:style-name="ce2" office:value-type="string">
            <text:p>ཟུར་གསོག། (མིང་) ཁག་ཆེཝ་ད་དགོ་ནིའི་དོན་ལུ་བསགས་བཞག་མི། རྒྱལ་ཁབ་ཀྱི་དོན་ལུ་ཟུར་གསོག་མ་དངུལ་བཞག་དགོ།</text:p>
          </table:table-cell>
        </table:table-row>
        <table:table-row table:style-name="ro8">
          <table:table-cell table:style-name="ce2" office:value-type="string">
            <text:p>གཟེངས་རྟགས། (མིང་) བསྟོད་བསྔགས་ཀྱི་རྟགས་མ། ལེགས་ཐོན་གྱི་ངོས་འཛིན། འབྲུག་མངའ་བདག་རྒྱལཔོ་གིས་འཛམ་གླིང་གི་གཟེངས་རྟགས་ལེ་ཤ་བཞེས་ཅི།</text:p>
          </table:table-cell>
        </table:table-row>
        <table:table-row table:style-name="ro8">
          <table:table-cell table:style-name="ce2" office:value-type="string">
            <text:p>ར་སྤྲོད་ནི། (བྱ་ཚིག་མ་འོངས་) ཁུངས་བཀལ་ནི། བདེན་པ་ཟང་ནི། རང་ལུ་རྫུན་པ་མེད་པའི་ར་སྤྲོད་དགོ།</text:p>
          </table:table-cell>
        </table:table-row>
        <table:table-row table:style-name="ro8">
          <table:table-cell table:style-name="ce2" office:value-type="string">
            <text:p>རླུང་གྲུ། (མིང་) ནང་ན་རླུང་མ་བླུག་སྟེ་གཏང་བཏུབ་པའི་གྲུ། རླུང་གྲུ་གཏང་ནི་དེ་རྩེད་མོའི་རིགས་ཅིག་ཨིན།</text:p>
          </table:table-cell>
        </table:table-row>
        <table:table-row table:style-name="ro8">
          <table:table-cell table:style-name="ce2" office:value-type="string">
            <text:p>རླུང་གདན། (མིང་) ནང་ན་རླུང་མ་བླུམ་མི་་ཉལ་གདན། རླུང་གནད་ཚུ་ཕར་ཚུར་འབགཔ་ད་སྟབས་བདེ་དྲགས་ཨིན།</text:p>
          </table:table-cell>
        </table:table-row>
        <table:table-row table:style-name="ro8">
          <table:table-cell table:style-name="ce2" office:value-type="string">
            <text:p>ལང་ཤོར། (མིང་) ངན་པ་ལུ་གོམས་ནིའམ་་སྦྱང་བ་ཚུད་པའི་དོན། བུ་ལང་ཤོར་གཏང་བ་གཅེས་གཅེས་མེན། ཟེར་དོ་བཟུམ།</text:p>
          </table:table-cell>
        </table:table-row>
        <table:table-row table:style-name="ro8">
          <table:table-cell table:style-name="ce2" office:value-type="string">
            <text:p>ལད་ཚུལ། (མིང་) <text:s/>གཞན་གྱི་ངང་ཚུལ་ལུ་ཁྲབ་རྩེད་འབད་བའི་དོན། གློག་བརྙན་དེ་ནང་སངས་རྒྱས་ཀྱིས་བླམ་ཅིག་གི་ལད་ཚུལ་འབད་ཡི། </text:p>
          </table:table-cell>
        </table:table-row>
        <table:table-row table:style-name="ro8">
          <table:table-cell table:style-name="ce2" office:value-type="string">
            <text:p>ལེམ་སྦྱར། (མིང་) མདའ་རྐྱབ་ད་གཞུ་ཐག་གིས་མ་ཕོག་པའི་དོན་ལུ་ལག་པར་དཀྱི་ཆས། ངེད་ཀྱི་ལེམ་སྦྱར་འདི་ཀོཝ་གིས་བཙེམ་བཙེམ་ཨིན། </text:p>
          </table:table-cell>
        </table:table-row>
        <table:table-row table:style-name="ro8">
          <table:table-cell table:style-name="ce1" office:value-type="string">
            <text:p>ལོག་སྤྱོད། (མིང་) ཚུལ་མིན་སྦེ་སྤྱོད་པའི་དོན། སྨན་ལོག་སྤྱོད་འབདན་སྨྱོ་རྫས་ཨིན།</text:p>
          </table:table-cell>
        </table:table-row>
        <table:table-row table:style-name="ro8">
          <table:table-cell table:style-name="ce2" office:value-type="string">
            <text:p>སྲིན་སྨན། (མིང་) ཕྲ་འབུཔ་གསད་ནིའི་སྨན། སྲིན་སྨན་ཚུ་རྒྱུན་ཆད་མེད་སྦེ་ཚངམ་ཟ་དགོ།</text:p>
          </table:table-cell>
        </table:table-row>
        <table:table-row table:style-name="ro8">
          <table:table-cell table:style-name="ce2" office:value-type="string">
            <text:p>ཧམ་ཐལ་ཐལ། (མིང་ཁྱད) ཧ་ལས་ཏེ་ལུས་ནི། ག་ནི་ཡང་འབད་མ་ཤེས་པར་ལུས་ནི། མི་དེ་ཧམ་ཐལ་ཐལ་སྦེ་ ཁ་བརྒྱངས་ཏེ་སྡོད་ནུག།</text:p>
          </table:table-cell>
        </table:table-row>
        <table:table-row table:style-name="ro28">
          <table:table-cell table:style-name="ce2" office:value-type="string">
            <text:p>ཧམ་འཛུལ། (མིང་) <text:s/>ཚུལ་མིན་གྱི་སྒོ་ལས་གཞན་གྱི་དབང་ཚད་དང་ས་ཁོངས་ཚུ་ནང་འཛུལ་བའི་དོན། གཞུང་སའི་ནང་ཧམ་འཛུལ་འབད་མི་ཆོག།</text:p>
          </table:table-cell>
        </table:table-row>
        <table:table-row table:style-name="ro28">
          <table:table-cell table:style-name="ce1" office:value-type="string">
            <text:p>ཧྲམ། (བྱ་ཚིག་) བཤིག་གཏང་ནི། ཁྱིམ་རྙིངམ་འདི་ཧྲམ་གཏང་དགོ་པས།</text:p>
          </table:table-cell>
        </table:table-row>
        <table:table-row table:style-name="ro28">
          <table:table-cell table:style-name="ce2" office:value-type="string">
            <text:p>ཨང་རྩིས། (མིང་) ཨང་གྲངས་ལུ་གཙོ་བོར་བཏོན་པའི་རྩིས་ བསྡོམ་ནི་དང་ཕབ་ནི་ལྟ་བུ། ཆོས་ཚན་གྱི་གྲས་ལས་ཨང་རྩིས་འདི་ལཱ་ཁག་ཤོས་ཅིག་ཨིན་མས། </text:p>
          </table:table-cell>
        </table:table-row>
        <table:table-row table:style-name="ro28">
          <table:table-cell table:style-name="ce2" office:value-type="string">
            <text:p>ཨེ་ཙེ་འོག། (མིང་) ཕྱག་ལྟག་གི་འོག་ལུ། ཨེ་ཙེ་འོག་ལུ་སྤུ་ཡོད། </text:p>
          </table:table-cell>
        </table:table-row>
        <table:table-row table:style-name="ro28">
          <table:table-cell table:style-name="ce2" office:value-type="string">
            <text:p>ཨེཆ་ཨའི་ཝི། (མིང་) ནད་གཞི་ཨེཌིསི་གི་འབུཔ། ཨེཆ་ཨའི་ཝི་ཐོབ་ཞིནམ་ལས་ ཨེཌིསི་ཡོདཔ་ངེས་བདེན་ཨིན།</text:p>
          </table:table-cell>
        </table:table-row>
        <table:table-row table:style-name="ro28">
          <table:table-cell table:style-name="ce2" office:value-type="string">
            <text:p>ཨེཌིསི། (མིང་) བཅོ་ཐབས་མེད་པའི་ནད་གཞི་ཚབས་ཆེན་ཅིག། ཨེཌིསི་ཟེར་མི་འདི་སྔ་གོང་ལས་བཀག་ནི་མ་གཏོགས་ཐོབ་ཞིནམ་ལས་བཅོ་ཐབས་མེད།</text:p>
          </table:table-cell>
        </table:table-row>
        <table:table-row table:style-name="ro28">
          <table:table-cell table:style-name="ce2" office:value-type="string">
            <text:p>ྣརང་མོས་རྣམ་དག། (མིང་) <text:s/>རང་གི་མནོ་བསམ་ཡང་དག། བཙག་འཐུའི་སྐབས་ཚོགས་རྒྱན་ཚུ་ རང་མོས་རྣམ་དག་གི་སྒོ་ལས་བཙུགས་དགོ།</text:p>
          </table:table-cell>
        </table:table-row>
        <table:table-row table:style-name="ro29">
          <table:table-cell table:style-name="ce1" office:value-type="string">
            <text:p>། </text:p>
          </table:table-cell>
        </table:table-row>
        <table:table-row table:style-name="ro14" table:number-rows-repeated="144">
          <table:table-cell/>
        </table:table-row>
        <table:table-row table:style-name="ro14">
          <table:table-cell/>
        </table:table-row>
      </table:table>
      <table:table table:name="ལེབ་གྲངས།2" table:style-name="ta1" table:print="false">
        <table:table-column table:style-name="co1" table:default-cell-style-name="Default"/>
        <table:table-row table:style-name="ro30">
          <table:table-cell/>
        </table:table-row>
      </table:table>
      <table:table table:name="ལེབ་གྲངས།3" table:style-name="ta1" table:print="false">
        <table:table-column table:style-name="co1" table:default-cell-style-name="Default"/>
        <table:table-row table:style-name="ro30">
          <table:table-cell/>
        </table:table-row>
      </table:table>
      <table:database-ranges>
        <table:database-range table:target-range-address="'ལེབ་གྲངས།1'.A1:'ལེབ་གྲངས།1'.A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Tibetan Machine Uni" svg:font-family="'Tibetan Machine Uni'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Tahoma" style:language-complex="he" style:country-complex="IL"/>
    </style:default-style>
    <number:number-style style:name="N0">
      <number:number number:min-integer-digits="1"/>
    </number:number-style>
    <number:currency-style style:name="N114P0" style:volatile="true">
      <number:currency-symbol number:language="dz" number:country="BT">Nu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z" number:country="BT">Nu</number:currency-symbol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ཤོག་ལེབ།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5">2007-03-05</text:date>, <text:time>09:55:38</text:time></text:p>
        </style:region-right>
      </style:header>
      <style:header-left style:display="false"/>
      <style:footer>
        <text:p>ཤོག་ལེབ།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56$Build-9004</meta:generator>
    <meta:creation-date>2006-11-22T10:55:24</meta:creation-date>
    <dc:date>2007-03-05T09:55:37</dc:date>
    <dc:language>en-US</dc:language>
    <meta:editing-cycles>40</meta:editing-cycles>
    <meta:editing-duration>PT18H47M51S</meta:editing-duration>
    <meta:user-defined meta:name="Info 1"/>
    <meta:user-defined meta:name="Info 2"/>
    <meta:user-defined meta:name="Info 3"/>
    <meta:user-defined meta:name="Info 4"/>
    <meta:document-statistic meta:table-count="3" meta:cell-count="145"/>
  </office:meta>
</office:document-meta>
</file>